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3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4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7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31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276dcd" officeooo:paragraph-rsid="00276dcd" style:language-asian="zxx" style:country-asian="none" style:language-complex="zxx" style:country-complex="none"/>
    </style:style>
    <style:style style:name="P33" style:family="paragraph" style:parent-style-name="Standard">
      <style:text-properties fo:font-size="15pt" fo:language="zxx" fo:country="none" officeooo:rsid="00276dcd" officeooo:paragraph-rsid="00276dcd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234cdd"/>
    </style:style>
    <style:style style:name="T9" style:family="text">
      <style:text-properties fo:language="ru" fo:country="RU" officeooo:rsid="00251958"/>
    </style:style>
    <style:style style:name="T10" style:family="text">
      <style:text-properties officeooo:rsid="000f2bda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officeooo:rsid="000ff5a8"/>
    </style:style>
    <style:style style:name="T13" style:family="text">
      <style:text-properties officeooo:rsid="000e80ff"/>
    </style:style>
    <style:style style:name="T14" style:family="text">
      <style:text-properties officeooo:rsid="000f2ecc"/>
    </style:style>
    <style:style style:name="T15" style:family="text">
      <style:text-properties officeooo:rsid="00110295"/>
    </style:style>
    <style:style style:name="T16" style:family="text">
      <style:text-properties officeooo:rsid="0016d64d"/>
    </style:style>
    <style:style style:name="T17" style:family="text">
      <style:text-properties officeooo:rsid="000f99a4"/>
    </style:style>
    <style:style style:name="T18" style:family="text">
      <style:text-properties officeooo:rsid="00101e7f"/>
    </style:style>
    <style:style style:name="T19" style:family="text">
      <style:text-properties officeooo:rsid="0011c8f7"/>
    </style:style>
    <style:style style:name="T20" style:family="text">
      <style:text-properties officeooo:rsid="00215453"/>
    </style:style>
    <style:style style:name="T21" style:family="text">
      <style:text-properties officeooo:rsid="00227165"/>
    </style:style>
    <style:style style:name="T22" style:family="text">
      <style:text-properties officeooo:rsid="001ef826"/>
    </style:style>
    <style:style style:name="T23" style:family="text">
      <style:text-properties officeooo:rsid="0017db68"/>
    </style:style>
    <style:style style:name="T24" style:family="text">
      <style:text-properties officeooo:rsid="001d81cb"/>
    </style:style>
    <style:style style:name="T25" style:family="text">
      <style:text-properties officeooo:rsid="001ffbd7"/>
    </style:style>
    <style:style style:name="T26" style:family="text">
      <style:text-properties officeooo:rsid="001f47e5"/>
    </style:style>
    <style:style style:name="T27" style:family="text">
      <style:text-properties fo:language="zxx" fo:country="none"/>
    </style:style>
    <style:style style:name="T28" style:family="text">
      <style:text-properties officeooo:rsid="002519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2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5">4</text:span>:</text:p>
      <text:p text:style-name="P5"/>
      <text:p text:style-name="P26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3">com / .out</text:span> в некоторых других системах).</text:p>
      <text:p text:style-name="P5"/>
      <text:p text:style-name="P6"><text:span text:style-name="T11">Лексемы в nom разделяются на 3 группы:</text:span> </text:p>
      <text:p text:style-name="P6"/>
      <text:p text:style-name="P6"><text:span text:style-name="T11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1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0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1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3">Синтаксис языка nom.</text:p>
      <text:p text:style-name="P23"/>
      <text:p text:style-name="P30">Основное правило синтаксиса языка <text:span text:style-name="T27">nom</text:span><text:span text:style-name="T1"> – </text:span>все лексемы разделяются пробелами.</text:p>
      <text:p text:style-name="P7"/>
      <text:p text:style-name="P27">Синтаксис директив и ключевых слов в языке nom:</text:p>
      <text:p text:style-name="P8">Ключевые слова:</text:p>
      <text:p text:style-name="P8">nil<text:tab/>crg<text:tab/>crc<text:tab/>prg<text:tab/>prc<text:tab/>com<text:tab/>put<text:tab/>add <text:tab/>subt<text:tab/><text:span text:style-name="T16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5">В</text:span><text:span text:style-name="T17">ыбор регистра.</text:span></text:p>
      <text:p text:style-name="P10">crc – имеет действие аналогичное команде CRC. <text:span text:style-name="T17">Выбор ячейки.</text:span></text:p>
      <text:p text:style-name="P10">prg – имеет действие аналогичное команде PRG. <text:span text:style-name="T17">Положить данные в нулевую ячейку выбранного регистра.</text:span></text:p>
      <text:p text:style-name="P10">prc – имеет действие аналогичное команде PRC.<text:span text:style-name="T17"> </text:span><text:span text:style-name="T5">П</text:span><text:span text:style-name="T17">оложить данные в <text:s/>выбранную ячейку в выбранный регистр.</text:span></text:p>
      <text:p text:style-name="P10"><text:span text:style-name="T12">com</text:span> – имеет действие аналогичное команде <text:span text:style-name="T12">COM</text:span>. <text:span text:style-name="T18">Использование инструкции с выбранным кодом.</text:span></text:p>
      <text:p text:style-name="P10"><text:soft-page-break/><text:span text:style-name="T12">put </text:span>– имеет действие аналогичное команде <text:span text:style-name="T12">PUT</text:span>. <text:span text:style-name="T18">Вывод значений на экран.</text:span></text:p>
      <text:p text:style-name="P10"><text:span text:style-name="T12">add</text:span> – имеет действие аналогичное команде <text:span text:style-name="T12">ACCADD</text:span>. <text:span text:style-name="T5">У</text:span><text:span text:style-name="T18">величение значения в аккумуляторе на выбранное количество единиц.</text:span></text:p>
      <text:p text:style-name="P10"><text:span text:style-name="T12">subt</text:span> – имеет действие аналогичное команде <text:span text:style-name="T12">ACCSUBT</text:span>. <text:span text:style-name="T5">У</text:span><text:span text:style-name="T18">меньшение значения в аккумуляторе на выбранное количество единиц.</text:span></text:p>
      <text:p text:style-name="P20">mult – имеет действие аналогичное ACCMULT. <text:span text:style-name="T20">Умножение аккумулятора.</text:span></text:p>
      <text:p text:style-name="P20"><text:span text:style-name="T1">d</text:span><text:span text:style-name="T4">iv</text:span> – имеет действие аналогичное ACCDIV. <text:span text:style-name="T21">Деление аккумулятора.</text:span></text:p>
      <text:p text:style-name="P10">c<text:span text:style-name="T12">mp</text:span> – имеет действие аналогичное команде C<text:span text:style-name="T12">MP</text:span>. <text:span text:style-name="T18">Сравнение значений регистров.</text:span></text:p>
      <text:p text:style-name="P12"><text:span text:style-name="T2">i</text:span>nput – имеет действие аналогичное команде INPUT. <text:span text:style-name="T22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9"/>
      <text:p text:style-name="P13">Директивы:</text:p>
      <text:p text:style-name="P13">.jump <text:s text:c="3"/><text:span text:style-name="T14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17">Перейти к JPT с выбранным кодом.</text:span></text:p>
      <text:p text:style-name="P15">.point – имеет действие аналогичное команде JPT. <text:span text:style-name="T19">Создаёт метку.</text:span></text:p>
      <text:p text:style-name="P16">.deb – имеет действие аналогичное команде DEB. <text:span text:style-name="T19">Выводит номер читаемой ячейки памяти.</text:span></text:p>
      <text:p text:style-name="P16">.main – имеет действие аналогичное команде MAIN. <text:span text:style-name="T6">У</text:span><text:span text:style-name="T18">казывает на начало программы.</text:span></text:p>
      <text:p text:style-name="P16">.restart – имеет действие аналогичное команде RESTART. <text:span text:style-name="T18">Начинает исполнение программы сызнова.</text:span></text:p>
      <text:p text:style-name="P16">.<text:span text:style-name="T15">quit </text:span>– имеет действие аналогичное команде <text:span text:style-name="T15">QUIT</text:span>. <text:span text:style-name="T18">Завершает выполнение программы.</text:span></text:p>
      <text:p text:style-name="P16">.<text:span text:style-name="T15">clear </text:span>– имеет действие аналогичное команде <text:span text:style-name="T15">CLEAR</text:span>. <text:span text:style-name="T6">С</text:span><text:span text:style-name="T18">тирает код программы из памяти.</text:span></text:p>
      <text:p text:style-name="P16">.<text:span text:style-name="T15">goback </text:span>– имеет действие аналогичное команде <text:span text:style-name="T15">GOBACK</text:span>. <text:span text:style-name="T18">Возвращает выполнение программы в изначальную точку.</text:span></text:p>
      <text:p text:style-name="P16">.<text:span text:style-name="T15">end </text:span>– имеет действие аналогичное команде <text:span text:style-name="T15">END</text:span>. <text:span text:style-name="T23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4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7">флаг указывающий на то что данные это головной элемент стека.</text:span></text:p>
      <text:p text:style-name="P3">&g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g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= <text:span text:style-name="T26">–</text:span> <text:span text:style-name="T4">специальный флаг для директивы перехода </text:span>(<text:span text:style-name="T4">.</text:span>jump).<text:span text:style-name="T4"> </text:span></text:p>
      <text:p text:style-name="P14"/>
      <text:p text:style-name="P28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<text:soft-page-break/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/>
      <text:p text:style-name="P29">Комментарии:</text:p>
      <text:p text:style-name="P29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</text:p>
      <text:p text:style-name="P18"/>
      <text:p text:style-name="P25">Процедуры в языке nom</text:p>
      <text:p text:style-name="P31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4">Процедура </text:span><text:span text:style-name="T8">может</text:span><text:span text:style-name="T4"> размещаться ниже того кода который её вызывает </text:span><text:span text:style-name="T8">либо выше</text:span><text:span text:style-name="T4">. </text:span><text:span text:style-name="T9">Крайне не советуем размещать одну процедуру внутри другой.</text:span></text:p>
      <text:p text:style-name="P31"><text:span text:style-name="T9"/></text:p>
      <text:p text:style-name="P33"><text:span text:style-name="T28">П</text:span>ространства имён</text:p>
      <text:p text:style-name="P32">Пространство имён — это определённый числовой диапазон в котором все значения являются используемыми, к примеру стандартные флаги TVM (_stdi, _stda, _stdc, _cwr, _vwr, _acc, _cacc, _stack), имеют пространство имён 100, т.е всё в диапазоне от 100 до 200, будет использовано для кодирования вышеприведённых флагов. Пространства имён днлятся на два типа: зарезервированные, те которые используются TVM, и нефиксированные, те которые меняются от программы к программе, к примеру номера процедур. <text:s text:c="2"/><text:span text:style-name="T4"><text:s text:c="2"/></text:span></text:p>
      <text:p text:style-name="P18"/>
      <text:p text:style-name="P24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5T21:00:06.195000000</dc:date>
    <meta:editing-duration>PT1H21M40S</meta:editing-duration>
    <meta:editing-cycles>19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6" meta:word-count="956" meta:character-count="6808" meta:non-whitespace-character-count="5841"/>
  </office:meta>
</office:document-meta>
</file>